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15.915cm" svg:x="2cm" svg:y="2.5cm">
          <draw:text-box>
            <text:p>8上-物理-人教版-第二章-声现象</text:p>
            <text:p/>
            <text:p/>
            <text:p>1. 声音的产生与传播</text:p>
            <text:p/>
            <text:p><text:tab/>声音是由物体的振动产生的。</text:p>
            <text:p/>
            <text:p><text:tab/>声音以波的形式传播。</text:p>
            <text:p/>
            <text:p><text:tab/>声音的传播需要介质，真空不能传声。</text:p>
            <text:p/>
            <text:p><text:tab/>15°时，空气中的声速是340 m/s。</text:p>
            <text:p/>
            <text:p>2. 声音的特性</text:p>
            <text:p/>
            <text:p><text:tab/>音调：物体振动的频率越快，音调越高。</text:p>
            <text:p/>
            <text:p><text:tab/>响度： 物体的振幅越大，产生声音的响度越大。</text:p>
            <text:p/>
            <text:p><text:tab/>音色： 声波的形状不同，音色不同。</text:p>
            <text:p/>
            <text:p>3. 声的利用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3cm" svg:height="3.811cm" svg:x="2cm" svg:y="2.037cm">
          <draw:text-box>
            <text:p>4. 噪声的危害和控制</text:p>
            <text:p/>
            <text:p><text:tab/>物体做无规则振动时会发出噪声。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M13S</meta:editing-duration>
    <meta:editing-cycles>12</meta:editing-cycles>
    <meta:generator>OpenOffice/4.1.15$Win32 OpenOffice.org_project/4115m2$Build-9813</meta:generator>
    <dc:date>2025-12-03T11:56:53.88</dc:date>
    <meta:document-statistic meta:object-count="27"/>
  </office:meta>
</office:document-meta>
</file>